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list-style-name="L2">
      <style:paragraph-properties fo:text-align="start" style:justify-single-word="false"/>
      <style:text-properties style:use-window-font-color="true"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2" style:family="paragraph" style:parent-style-name="Preformatted_20_Text" style:list-style-name="L6">
      <style:paragraph-properties fo:text-align="start" style:justify-single-word="false"/>
      <style:text-properties style:use-window-font-color="true" style:font-name="Liberation Serif" fo:font-size="12pt" style:text-underline-style="none" fo:font-weight="normal" style:font-size-asian="10.5pt" style:font-weight-asian="normal" style:font-size-complex="12pt" style:font-weight-complex="normal"/>
    </style:style>
    <style:style style:name="P3" style:family="paragraph" style:parent-style-name="Preformatted_20_Text" style:list-style-name="L6">
      <style:paragraph-properties fo:text-align="start" style:justify-single-word="false"/>
      <style:text-properties style:use-window-font-color="true" style:font-name="Liberation Serif"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Preformatted_20_Text">
      <style:paragraph-properties fo:text-align="center" style:justify-single-word="false"/>
      <style:text-properties style:use-window-font-color="true"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Preformatted_20_Text" style:list-style-name="L5">
      <style:paragraph-properties fo:text-align="start" style:justify-single-word="false"/>
      <style:text-properties fo:color="#008000" style:font-name="Liberation Serif" fo:font-size="12pt" style:text-underline-style="none" fo:font-weight="normal" style:font-size-asian="10.5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Preformatted_20_Text">
      <style:paragraph-properties fo:text-align="start" style:justify-single-word="false"/>
      <style:text-properties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Preformatted_20_Text" style:list-style-name="L5">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9" style:family="paragraph" style:parent-style-name="Preformatted_20_Text" style:list-style-name="L1">
      <style:paragraph-properties fo:text-align="start" style:justify-single-word="false"/>
      <style:text-properties style:font-name="Liberation Serif" fo:font-size="12pt" style:text-underline-style="none" fo:font-weight="normal" style:font-size-asian="12pt" style:font-weight-asian="normal" style:font-size-complex="12pt" style:font-weight-complex="normal"/>
    </style:style>
    <style:style style:name="P10" style:family="paragraph" style:parent-style-name="Preformatted_20_Text" style:list-style-name="L2">
      <style:paragraph-properties fo:text-align="start" style:justify-single-word="false"/>
      <style:text-properties style:font-name="Liberation Serif" fo:font-size="12pt" style:text-underline-style="none" fo:font-weight="normal" style:font-size-asian="12pt" style:font-weight-asian="normal" style:font-size-complex="12pt" style:font-weight-complex="normal"/>
    </style:style>
    <style:style style:name="P11" style:family="paragraph" style:parent-style-name="Preformatted_20_Text">
      <style:paragraph-properties fo:text-align="start" style:justify-single-word="false"/>
      <style:text-properties style:font-name="Liberation Serif" fo:font-size="12pt" style:text-underline-style="none" fo:font-weight="bold" style:font-size-asian="12pt" style:font-weight-asian="bold" style:font-size-complex="12pt" style:font-weight-complex="bold"/>
    </style:style>
    <style:style style:name="P12" style:family="paragraph" style:parent-style-name="Preformatted_20_Text" style:list-style-name="L2">
      <style:paragraph-properties fo:text-align="start" style:justify-single-word="false"/>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text-align="start" style:justify-single-word="false"/>
      <style:text-properties style:font-name="Liberation Serif" fo:font-size="14pt" style:text-underline-style="none" fo:font-weight="bold" style:font-size-asian="14pt" style:font-weight-asian="bold" style:font-size-complex="14pt" style:font-weight-complex="bold"/>
    </style:style>
    <style:style style:name="P14" style:family="paragraph" style:parent-style-name="Preformatted_20_Text" style:list-style-name="L5">
      <style:paragraph-properties fo:text-align="start" style:justify-single-word="false"/>
      <style:text-properties style:font-name="Liberation Serif" fo:font-weight="bold" style:font-weight-asian="bold" style:font-weight-complex="bold"/>
    </style:style>
    <style:style style:name="P15" style:family="paragraph" style:parent-style-name="Preformatted_20_Text" style:list-style-name="L5">
      <style:paragraph-properties fo:text-align="start" style:justify-single-word="false"/>
      <style:text-properties style:font-name="Liberation Serif"/>
    </style:style>
    <style:style style:name="P16" style:family="paragraph" style:parent-style-name="Preformatted_20_Text">
      <style:paragraph-properties fo:text-align="start" style:justify-single-word="false"/>
      <style:text-properties fo:color="#333333" style:font-name="Liberation Serif" style:text-underline-style="solid" style:text-underline-width="auto" style:text-underline-color="font-color" fo:font-weight="bold" officeooo:paragraph-rsid="0018ebf1" style:font-weight-asian="bold" style:font-weight-complex="bold"/>
    </style:style>
    <style:style style:name="P17" style:family="paragraph" style:parent-style-name="Preformatted_20_Text" style:list-style-name="L3">
      <style:paragraph-properties fo:text-align="start" style:justify-single-word="false"/>
      <style:text-properties fo:color="#333333" style:font-name="Liberation Serif" fo:font-weight="bold" style:font-weight-asian="bold" style:font-weight-complex="bold"/>
    </style:style>
    <style:style style:name="P18" style:family="paragraph" style:parent-style-name="Preformatted_20_Text" style:list-style-name="L4">
      <style:paragraph-properties fo:text-align="start" style:justify-single-word="false"/>
      <style:text-properties fo:color="#333333" style:font-name="Liberation Serif" fo:font-weight="bold" style:font-weight-asian="bold" style:font-weight-complex="bold"/>
    </style:style>
    <style:style style:name="P19" style:family="paragraph" style:parent-style-name="Preformatted_20_Text">
      <style:paragraph-properties fo:text-align="start" style:justify-single-word="false"/>
      <style:text-properties fo:color="#333333" style:font-name="Liberation Serif" fo:font-size="12pt" style:text-underline-style="none" fo:font-weight="normal" style:font-size-asian="10.5pt" style:font-weight-asian="normal" style:font-size-complex="12pt" style:font-weight-complex="normal"/>
    </style:style>
    <style:style style:name="P20" style:family="paragraph" style:parent-style-name="Preformatted_20_Text" style:list-style-name="L3">
      <style:paragraph-properties fo:text-align="start" style:justify-single-word="false"/>
      <style:text-properties fo:color="#333333" style:font-name="Liberation Serif" fo:font-size="12pt" style:text-underline-style="none" fo:font-weight="normal" style:font-size-asian="10.5pt" style:font-weight-asian="normal" style:font-size-complex="12pt" style:font-weight-complex="normal"/>
    </style:style>
    <style:style style:name="P21" style:family="paragraph" style:parent-style-name="Preformatted_20_Text" style:list-style-name="L2">
      <style:paragraph-properties fo:text-align="start" style:justify-single-word="false"/>
      <style:text-properties fo:color="#333333" style:font-name="Liberation Serif" fo:font-size="12pt" style:text-underline-style="none" fo:font-weight="normal" style:font-size-asian="12pt" style:font-weight-asian="normal" style:font-size-complex="12pt" style:font-weight-complex="normal"/>
    </style:style>
    <style:style style:name="P22" style:family="paragraph" style:parent-style-name="Preformatted_20_Text" style:list-style-name="L1">
      <style:paragraph-properties fo:text-align="start" style:justify-single-word="false"/>
      <style:text-properties fo:color="#333333" style:font-name="Liberation Serif" fo:font-size="12pt" style:text-underline-style="none" fo:font-weight="normal" style:font-size-asian="12pt" style:font-weight-asian="normal" style:font-size-complex="12pt" style:font-weight-complex="normal"/>
    </style:style>
    <style:style style:name="P23" style:family="paragraph" style:parent-style-name="Preformatted_20_Text" style:list-style-name="L2">
      <style:paragraph-properties fo:text-align="start" style:justify-single-word="false"/>
      <style:text-properties fo:color="#333333" style:font-name="Liberation Serif" fo:font-size="12pt" style:text-underline-style="none" fo:font-weight="bold" style:font-size-asian="12pt" style:font-weight-asian="bold" style:font-size-complex="12pt" style:font-weight-complex="bold"/>
    </style:style>
    <style:style style:name="P24" style:family="paragraph" style:parent-style-name="Preformatted_20_Text" style:list-style-name="L1">
      <style:paragraph-properties fo:text-align="start" style:justify-single-word="false"/>
      <style:text-properties fo:color="#333333" style:font-name="Liberation Serif" fo:font-size="12pt" style:text-underline-style="none" fo:font-weight="bold" style:font-size-asian="12pt" style:font-weight-asian="bold" style:font-size-complex="12pt" style:font-weight-complex="bold"/>
    </style:style>
    <style:style style:name="P25" style:family="paragraph" style:parent-style-name="Preformatted_20_Text" style:list-style-name="L2">
      <style:paragraph-properties fo:text-align="start" style:justify-single-word="false"/>
      <style:text-properties fo:color="#333333"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Preformatted_20_Text" style:list-style-name="L1">
      <style:paragraph-properties fo:text-align="start" style:justify-single-word="false"/>
      <style:text-properties fo:color="#333333"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Preformatted_20_Text" style:list-style-name="L2">
      <style:paragraph-properties fo:text-align="start" style:justify-single-word="false"/>
      <style:text-properties fo:color="#333333"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28" style:family="paragraph" style:parent-style-name="Preformatted_20_Text">
      <style:paragraph-properties fo:text-align="start" style:justify-single-word="false"/>
      <style:text-properties fo:color="#333333"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29" style:family="paragraph" style:parent-style-name="Preformatted_20_Text" style:list-style-name="L2">
      <style:paragraph-properties fo:text-align="start" style:justify-single-word="false"/>
      <style:text-properties fo:color="#333333"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Preformatted_20_Text" style:list-style-name="L2">
      <style:paragraph-properties fo:text-align="start" style:justify-single-word="false"/>
      <style:text-properties fo:color="#333333"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31" style:family="paragraph" style:parent-style-name="Preformatted_20_Text" style:list-style-name="L2">
      <style:paragraph-properties fo:text-align="start" style:justify-single-word="false"/>
      <style:text-properties fo:color="#333333"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Preformatted_20_Text" style:list-style-name="L2">
      <style:paragraph-properties fo:text-align="start" style:justify-single-word="false"/>
      <style:text-properties fo:color="#333333" style:font-name="Liberation Serif" fo:font-size="12pt" style:font-size-asian="12pt" style:font-size-complex="12pt"/>
    </style:style>
    <style:style style:name="P33" style:family="paragraph" style:parent-style-name="Preformatted_20_Text" style:list-style-name="L2">
      <style:paragraph-properties fo:text-align="start" style:justify-single-word="false"/>
      <style:text-properties fo:color="#333333" style:font-name="Liberation Serif" fo:font-size="12pt" fo:font-weight="bold" style:font-size-asian="12pt" style:font-weight-asian="bold" style:font-size-complex="12pt" style:font-weight-complex="bold"/>
    </style:style>
    <style:style style:name="P34" style:family="paragraph" style:parent-style-name="Preformatted_20_Text" style:list-style-name="L1">
      <style:paragraph-properties fo:text-align="start" style:justify-single-word="false"/>
      <style:text-properties fo:color="#333333"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35" style:family="paragraph" style:parent-style-name="Preformatted_20_Text">
      <style:paragraph-properties fo:text-align="start" style:justify-single-word="false"/>
      <style:text-properties fo:color="#333333" style:font-name="Liberation Serif" fo:font-weight="normal" style:font-weight-asian="normal" style:font-weight-complex="normal"/>
    </style:style>
    <style:style style:name="P36" style:family="paragraph" style:parent-style-name="Preformatted_20_Text" style:list-style-name="L3">
      <style:paragraph-properties fo:text-align="start" style:justify-single-word="false"/>
      <style:text-properties fo:color="#333333" style:font-name="Liberation Serif" fo:font-weight="normal" style:font-weight-asian="normal" style:font-weight-complex="normal"/>
    </style:style>
    <style:style style:name="P37" style:family="paragraph" style:parent-style-name="Preformatted_20_Text" style:list-style-name="L7">
      <style:paragraph-properties fo:text-align="start" style:justify-single-word="false"/>
      <style:text-properties fo:color="#333333" style:font-name="Liberation Serif" style:text-underline-style="none" fo:font-weight="normal" officeooo:paragraph-rsid="001a8e10" style:font-weight-asian="normal" style:font-weight-complex="normal"/>
    </style:style>
    <style:style style:name="P38" style:family="paragraph" style:parent-style-name="Preformatted_20_Text" style:list-style-name="L7">
      <style:paragraph-properties fo:text-align="start" style:justify-single-word="false"/>
      <style:text-properties fo:color="#333333" style:font-name="Liberation Serif" style:text-underline-style="none" fo:font-weight="bold" officeooo:paragraph-rsid="001c00e6" style:font-weight-asian="bold" style:font-weight-complex="bold"/>
    </style:style>
    <style:style style:name="P39" style:family="paragraph" style:parent-style-name="Preformatted_20_Text" style:list-style-name="L7">
      <style:paragraph-properties fo:text-align="start" style:justify-single-word="false"/>
      <style:text-properties fo:color="#333333" style:font-name="Liberation Serif" style:text-underline-style="none" fo:font-weight="bold" officeooo:paragraph-rsid="001df910" style:font-weight-asian="bold" style:font-weight-complex="bold"/>
    </style:style>
    <style:style style:name="P40" style:family="paragraph" style:parent-style-name="Preformatted_20_Text" style:list-style-name="L7">
      <style:paragraph-properties fo:text-align="start" style:justify-single-word="false"/>
      <style:text-properties fo:color="#333333" style:font-name="Liberation Serif" style:text-underline-style="none" fo:font-weight="bold" officeooo:paragraph-rsid="001f646a" style:font-weight-asian="bold" style:font-weight-complex="bold"/>
    </style:style>
    <style:style style:name="P41" style:family="paragraph" style:parent-style-name="Preformatted_20_Text">
      <style:paragraph-properties fo:text-align="start" style:justify-single-word="false"/>
      <style:text-properties fo:color="#333333" style:font-name="Liberation Serif" style:text-underline-style="none" fo:font-weight="bold" officeooo:paragraph-rsid="001c00e6" style:font-weight-asian="bold" style:font-weight-complex="bold"/>
    </style:style>
    <style:style style:name="P42" style:family="paragraph" style:parent-style-name="Preformatted_20_Text" style:list-style-name="L2">
      <style:paragraph-properties fo:text-align="start" style:justify-single-word="false"/>
      <style:text-properties fo:color="#333333"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Preformatted_20_Text" style:list-style-name="L2">
      <style:paragraph-properties fo:text-align="start" style:justify-single-word="false"/>
      <style:text-properties fo:color="#333333" style:font-name="Liberation Serif" fo:font-size="14pt" style:text-underline-style="none" fo:font-weight="bold" style:font-size-asian="14pt" style:font-weight-asian="bold" style:font-size-complex="14pt" style:font-weight-complex="bold"/>
    </style:style>
    <style:style style:name="P44" style:family="paragraph" style:parent-style-name="Preformatted_20_Text">
      <style:paragraph-properties fo:text-align="center" style:justify-single-word="false"/>
      <style:text-properties fo:color="#333333"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45" style:family="paragraph" style:parent-style-name="Preformatted_20_Text">
      <style:paragraph-properties fo:margin-left="0.0102in" fo:margin-right="0in" fo:text-align="center" style:justify-single-word="false" fo:text-indent="0in" style:auto-text-indent="false"/>
      <style:text-properties fo:color="#333333"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800000"/>
    </style:style>
    <style:style style:name="T9" style:family="text">
      <style:text-properties fo:color="#800000" fo:font-style="italic" style:font-style-asian="italic" style:font-style-complex="italic"/>
    </style:style>
    <style:style style:name="T10" style:family="text">
      <style:text-properties fo:color="#808000" fo:font-style="normal" style:font-style-asian="normal" style:font-style-complex="normal"/>
    </style:style>
    <style:style style:name="T11" style:family="text">
      <style:text-properties fo:color="#008000"/>
    </style:style>
    <style:style style:name="T12" style:family="text">
      <style:text-properties fo:color="#008000" fo:font-size="12pt" style:text-underline-style="none" fo:font-weight="normal" style:font-size-asian="10.5pt" style:font-weight-asian="normal" style:font-size-complex="12pt" style:font-weight-complex="normal"/>
    </style:style>
    <style:style style:name="T13" style:family="text">
      <style:text-properties fo:color="#dd4814" fo:font-style="normal" fo:font-weight="bold" style:font-style-asian="normal" style:font-weight-asian="bold" style:font-style-complex="normal" style:font-weight-complex="bold"/>
    </style:style>
    <style:style style:name="T14" style:family="text">
      <style:text-properties fo:color="#dd4814" fo:font-style="normal" style:font-style-asian="normal" style:font-style-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color="#dc2300" fo:font-style="normal" fo:font-weight="bold" style:font-style-asian="normal" style:font-weight-asian="bold" style:font-style-complex="normal" style:font-weight-complex="bold"/>
    </style:style>
    <style:style style:name="T19" style:family="text">
      <style:text-properties fo:color="#99284c" fo:font-style="normal" style:font-style-asian="normal" style:font-style-complex="normal"/>
    </style:style>
    <style:style style:name="T20" style:family="text">
      <style:text-properties fo:color="#b84747"/>
    </style:style>
    <style:style style:name="T21" style:family="text">
      <style:text-properties fo:color="#b84747" fo:font-weight="bold" style:font-weight-asian="bold" style:font-weight-complex="bold"/>
    </style:style>
    <style:style style:name="T22" style:family="text">
      <style:text-properties fo:color="#ff3333"/>
    </style:style>
    <style:style style:name="T23" style:family="text">
      <style:text-properties fo:color="#ff3333" fo:font-size="12pt" officeooo:rsid="001c00e6" style:font-size-asian="10.5pt" style:font-size-complex="12pt"/>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size="12pt" style:text-underline-style="none" style:font-size-asian="10.5pt" style:font-size-complex="12pt"/>
    </style:style>
    <style:style style:name="T29" style:family="text">
      <style:text-properties fo:font-size="12pt" style:text-underline-style="none" fo:font-weight="normal" style:font-size-asian="10.5pt" style:font-weight-asian="normal" style:font-size-complex="12pt" style:font-weight-complex="normal"/>
    </style:style>
    <style:style style:name="T30" style:family="text">
      <style:text-properties fo:font-size="12pt" style:text-underline-style="none" fo:font-weight="bold" style:font-size-asian="10.5pt" style:font-weight-asian="bold" style:font-size-complex="12pt" style:font-weight-complex="bold"/>
    </style:style>
    <style:style style:name="T31" style:family="text">
      <style:text-properties fo:font-size="12pt" officeooo:rsid="0018ebf1" style:font-size-asian="10.5pt" style:font-size-complex="12pt"/>
    </style:style>
    <style:style style:name="T32" style:family="text">
      <style:text-properties fo:font-size="12pt" officeooo:rsid="001a8e10" style:font-size-asian="10.5pt" style:font-size-complex="12pt"/>
    </style:style>
    <style:style style:name="T33" style:family="text">
      <style:text-properties fo:font-size="12pt" officeooo:rsid="001c00e6" style:font-size-asian="10.5pt" style:font-size-complex="12pt"/>
    </style:style>
    <style:style style:name="T34" style:family="text">
      <style:text-properties fo:font-size="12pt" fo:font-style="italic" fo:font-weight="normal" officeooo:rsid="001c00e6" style:font-size-asian="10.5pt" style:font-style-asian="italic" style:font-weight-asian="normal" style:font-size-complex="12pt" style:font-style-complex="italic" style:font-weight-complex="normal"/>
    </style:style>
    <style:style style:name="T35" style:family="text">
      <style:text-properties fo:font-size="12pt" fo:font-weight="normal" officeooo:rsid="001c00e6" style:font-size-asian="10.5pt" style:font-weight-asian="normal" style:font-size-complex="12pt" style:font-weight-complex="normal"/>
    </style:style>
    <style:style style:name="T36" style:family="text">
      <style:text-properties fo:font-size="12pt" fo:font-style="normal" fo:font-weight="normal" officeooo:rsid="001c00e6"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1df910"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1f646a" style:font-size-asian="10.5pt" style:font-style-asian="normal" style:font-weight-asian="normal" style:font-size-complex="12pt" style:font-style-complex="normal" style:font-weight-complex="normal"/>
    </style:style>
    <style:style style:name="T39" style:family="text">
      <style:text-properties fo:font-size="12pt" fo:font-style="normal" officeooo:rsid="001c00e6" style:font-size-asian="10.5pt" style:font-style-asian="normal" style:font-size-complex="12pt" style:font-style-complex="normal"/>
    </style:style>
    <style:style style:name="T40" style:family="text">
      <style:text-properties fo:font-size="12pt" fo:font-style="normal" officeooo:rsid="001f646a" style:font-size-asian="10.5pt" style:font-style-asian="normal" style:font-size-complex="12pt" style:font-style-complex="normal"/>
    </style:style>
    <style:style style:name="T41" style:family="text">
      <style:text-properties fo:color="#333333"/>
    </style:style>
    <style:style style:name="T42" style:family="text">
      <style:text-properties fo:color="#333333" fo:font-weight="normal" style:font-weight-asian="normal" style:font-weight-complex="normal"/>
    </style:style>
    <style:style style:name="T43" style:family="text">
      <style:text-properties fo:color="#333333" fo:font-style="normal" style:font-style-asian="normal" style:font-style-complex="normal"/>
    </style:style>
    <style:style style:name="T44" style:family="text">
      <style:text-properties fo:color="#333333" fo:font-style="normal" fo:font-weight="bold" style:font-style-asian="normal" style:font-weight-asian="bold" style:font-style-complex="normal" style:font-weight-complex="bold"/>
    </style:style>
    <style:style style:name="T45" style:family="text">
      <style:text-properties fo:color="#333333" fo:font-weight="bold" style:font-weight-asian="bold" style:font-weight-complex="bold"/>
    </style:style>
    <style:style style:name="T46" style:family="text">
      <style:text-properties fo:color="#333333"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44">Functions</text:p>
      <text:p text:style-name="P19"/>
      <text:list xml:id="list1156058096315206641" text:style-name="L1">
        <text:list-item>
          <text:p text:style-name="P34">Frequent</text:p>
          <text:list>
            <text:list-item>
              <text:p text:style-name="P22">fooFunc.<text:span text:style-name="T1">defer</text:span>(2000) : set timeout, can pass custom params to fooFunc</text:p>
            </text:list-item>
            <text:list-item>
              <text:p text:style-name="P22">Ext.<text:span text:style-name="T1">onReady</text:span> (function(){}) : three args - method to invoke, the scope from which to call the method, and any options to pass to the method. </text:p>
            </text:list-item>
            <text:list-item>
              <text:p text:style-name="P22">Ext.MessageBox.<text:span text:style-name="T1">alert</text:span></text:p>
            </text:list-item>
            <text:list-item>
              <text:p text:style-name="P9"><text:span text:style-name="T41">divElement.</text:span><text:span text:style-name="T45">setSize</text:span><text:span text:style-name="T41">(350,350, {</text:span><text:span text:style-name="T46">duration</text:span><text:span text:style-name="T41"> :3, </text:span><text:span text:style-name="T46">easing</text:span><text:span text:style-name="T41"> : 'bounceOut'});</text:span> <text:span text:style-name="T11">-&gt;2</text:span></text:p>
            </text:list-item>
            <text:list-item>
              <text:p text:style-name="P22">divElement.<text:span text:style-name="T1">createChild</text:span>(&lt;p&gt;ola&lt;span&gt;maria&lt;/span&gt;&lt;/p&gt;);</text:p>
              <text:list>
                <text:list-item>
                  <text:p text:style-name="P22">divElement.<text:span text:style-name="T1">createChild</text:span>({<text:line-break/> <text:tab/>tag : 'p',<text:line-break/><text:tab/>html : 'ola',<text:line-break/><text:tab/>children : {tag : 'span', style : 'border:1px;', html : 'Maria'}<text:line-break/>});</text:p>
                </text:list-item>
                <text:list-item>
                  <text:p text:style-name="P22">myDiv1.createChild({ <text:tab/><text:tab/>// at position 2</text:p>
                  <text:list>
                    <text:list-header>
                      <text:p text:style-name="P22">tag : 'div', </text:p>
                      <text:p text:style-name="P22">id : 'removeMeLater', </text:p>
                      <text:p text:style-name="P22">html : 'Child inserted as node 2 of myDiv1' </text:p>
                    </text:list-header>
                  </text:list>
                  <text:p text:style-name="P22">}, myDiv1.dom.childNodes[3]); </text:p>
                </text:list-item>
              </text:list>
            </text:list-item>
            <text:list-item>
              <text:p text:style-name="P22">divElement.<text:span text:style-name="T1">remove</text:span>()</text:p>
            </text:list-item>
          </text:list>
        </text:list-item>
        <text:list-item>
          <text:p text:style-name="P34">Ext</text:p>
          <text:list>
            <text:list-item>
              <text:p text:style-name="P22">Ext.<text:span text:style-name="T1">getCmp</text:span> : Cmp = component, Is a way to retrieve a reference by id from any context within your application. </text:p>
            </text:list-item>
            <text:list-item>
              <text:p text:style-name="P9"><text:span text:style-name="T41">Ext.</text:span><text:span text:style-name="T45">Template - A</text:span><text:span text:style-name="T41">llows you to create an entire DOM hierarchy with slots that later can be filled in with data.</text:span> <text:span text:style-name="T11">-&gt;2</text:span><text:span text:style-name="T1"><text:line-break/><text:tab/></text:span><text:span text:style-name="T41">Ext.Template("&lt;div&gt;Hello {0}.&lt;/div&gt;") </text:span></text:p>
              <text:list>
                <text:list-item>
                  <text:p text:style-name="P22">myTpl.<text:span text:style-name="T1">compile</text:span>() - for faster compilation</text:p>
                </text:list-item>
                <text:list-item>
                  <text:p text:style-name="P9"><text:span text:style-name="T41">Ext.</text:span><text:span text:style-name="T45">XTemplate</text:span><text:span text:style-name="T1"> </text:span><text:span text:style-name="T11">-&gt;2</text:span></text:p>
                  <text:list>
                    <text:list-item>
                      <text:p text:style-name="P22"><text:span text:style-name="T1">tpl</text:span> tag is like a logic or behavior modifier for the template and has two operators, <text:span text:style-name="T7">for</text:span> and <text:span text:style-name="T7">if</text:span></text:p>
                    </text:list-item>
                  </text:list>
                </text:list-item>
              </text:list>
            </text:list-item>
          </text:list>
        </text:list-item>
        <text:list-item>
          <text:p text:style-name="P24"><text:span text:style-name="T17">Conventions:</text:span><text:span text:style-name="T15"> </text:span></text:p>
          <text:list>
            <text:list-item>
              <text:p text:style-name="P26">Anything encapsulated in curly braces and brackets ({[ . .. JS code ... ] }) will be interpreted as generic JavaScript </text:p>
            </text:list-item>
            <text:list-item>
              <text:p text:style-name="P9"><text:span text:style-name="T43">Ext.</text:span><text:span text:style-name="T13">get</text:span><text:span text:style-name="T43"> () - getElementById - <text:s/>allows Ext to wrap its element management class, Ext.Element, around a referenced element. Ext.Element provides access to </text:span><text:span text:style-name="T14">Ext.util.Observable , </text:span><text:span text:style-name="T43">which serves as <text:s/>a base for event handling.</text:span></text:p>
            </text:list-item>
          </text:list>
        </text:list-item>
        <text:list-item>
          <text:p text:style-name="P24"><text:span text:style-name="T17">Event handling:</text:span><text:span text:style-name="T15"> </text:span></text:p>
          <text:list>
            <text:list-item>
              <text:p text:style-name="P9"><text:span text:style-name="T43">divElement</text:span><text:span text:style-name="T18">.on</text:span><text:span text:style-name="T44">(</text:span><text:span text:style-name="T43">'click', doSomething, </text:span><text:span text:style-name="T44">scopeRef</text:span><text:span text:style-name="T43">, [opt1, opt2]</text:span><text:span text:style-name="T44">); <text:line-break/></text:span><text:span text:style-name="T43">divElement</text:span><text:span text:style-name="T44">.</text:span><text:span text:style-name="T18">on</text:span><text:span text:style-name="T44">(</text:span><text:span text:style-name="T43">'click', function(eventObj, elRef) { ..}, </text:span><text:span text:style-name="T44">scopeRef</text:span><text:span text:style-name="T43">, [opt1, opt2]</text:span><text:span text:style-name="T44">); </text:span></text:p>
            </text:list-item>
            <text:list-item>
              <text:p text:style-name="P22"><text:span text:style-name="T15">eventObj <text:s/>= new Ext.util.Observable(); <text:line-break/>eventObj.stopEvent() to stop event bubbling. </text:span><text:span text:style-name="T16">-&gt;3</text:span></text:p>
            </text:list-item>
            <text:list-item>
              <text:p text:style-name="P22"><text:span text:style-name="T15">eventObj.</text:span><text:span text:style-name="T16">removeListener</text:span><text:span text:style-name="T15">('event name', event function); </text:span></text:p>
            </text:list-item>
            <text:list-item>
              <text:p text:style-name="P26"/>
            </text:list-item>
          </text:list>
        </text:list-item>
      </text:list>
      <text:p text:style-name="P28"/>
      <text:p text:style-name="P44"/>
      <text:p text:style-name="P44"/>
      <text:p text:style-name="P45">Concepts</text:p>
      <text:list xml:id="list3112692686084063933" text:style-name="L2">
        <text:list-item>
          <text:p text:style-name="P43"><text:soft-page-break/>Terminology</text:p>
          <text:list>
            <text:list-item>
              <text:p text:style-name="P32"><text:span text:style-name="T26">Component</text:span><text:span text:style-name="T25"> model dictates how UI widgets are instantiated, rendered, and destroyed in what’s known as the component lifecycle. </text:span></text:p>
            </text:list-item>
            <text:list-item>
              <text:p text:style-name="P32"><text:span text:style-name="T26">Container</text:span><text:span text:style-name="T25"> model controls how widgets can manage (or contain) other child widgets. Some subclases are:</text:span></text:p>
              <text:list>
                <text:list-item>
                  <text:p text:style-name="P33"><text:span text:style-name="T6">TabPanel</text:span><text:span text:style-name="T24"> </text:span><text:span text:style-name="T25">is a container that manages one or more child items, which can be accessed via tabs. </text:span></text:p>
                </text:list-item>
                <text:list-item>
                  <text:p text:style-name="P33"><text:span text:style-name="T24">Window </text:span><text:span text:style-name="T25">- parent-child relation</text:span></text:p>
                </text:list-item>
                <text:list-item>
                  <text:p text:style-name="P33"><text:span text:style-name="T24">Panel</text:span><text:span text:style-name="T25"> - parent-child relation</text:span></text:p>
                </text:list-item>
                <text:list-item>
                  <text:p text:style-name="P23">FormPanel,</text:p>
                </text:list-item>
                <text:list-item>
                  <text:p text:style-name="P23">TabPanel</text:p>
                </text:list-item>
                <text:list-item>
                  <text:p text:style-name="P23">FieldSet</text:p>
                </text:list-item>
                <text:list-item>
                  <text:p text:style-name="P23">QuickTip </text:p>
                </text:list-item>
              </text:list>
            </text:list-item>
            <text:list-item>
              <text:p text:style-name="P32"><text:span text:style-name="T26">Layouts: </text:span><text:span text:style-name="T25">Layouts are implemented by a container to visually organize child items in the container‘s content body. </text:span></text:p>
            </text:list-item>
          </text:list>
          <text:p text:style-name="P21"><text:line-break/></text:p>
        </text:list-item>
        <text:list-item>
          <text:p text:style-name="P43">Base Services</text:p>
          <text:list>
            <text:list-item>
              <text:p text:style-name="P32"><text:span text:style-name="T26">Core: C</text:span><text:span text:style-name="T25">omprises of many of the basic features such as Ajax communication, DOM manipulation, and event management </text:span></text:p>
            </text:list-item>
            <text:list-item>
              <text:p text:style-name="P32"><text:span text:style-name="T26">UI components: </text:span><text:span text:style-name="T25">Contain all of the widgets that interface with the user </text:span></text:p>
            </text:list-item>
            <text:list-item>
              <text:p text:style-name="P32"><text:span text:style-name="T26">Web Remoting: </text:span><text:span text:style-name="T25">Web remoting is a means for JavaScript to (remotely) execute method calls that are defined and exposed on the server, which is commonly known as a Remote Procedure Call, or RPC. </text:span></text:p>
            </text:list-item>
            <text:list-item>
              <text:p text:style-name="P32"><text:span text:style-name="T26">Data Services: </text:span><text:span text:style-name="T25">Takes care of fetching, parsing Array, XML, and JSON . The main consumer s are:</text:span></text:p>
            </text:list-item>
            <text:list-item>
              <text:p text:style-name="P10"><text:span text:style-name="T45">GridPanel: </text:span><text:span text:style-name="T41">GridPanel is a subclass of Panel and </text:span><text:span text:style-name="T46">presents data in a table-like format</text:span><text:span text:style-name="T41">, offering sortable, resizable, and movable column headers and selection models such as</text:span> <text:span text:style-name="T9">RowSelectionModel</text:span><text:span text:style-name="T8"> , </text:span><text:span text:style-name="T9">CellSelectionModel and EditorGridPanel</text:span><text:span text:style-name="T3">.</text:span></text:p>
            </text:list-item>
            <text:list-item>
              <text:p text:style-name="P10"><text:span text:style-name="T44">DataView</text:span><text:span text:style-name="T43"> : The DataView class consumes data from a store, paints it onscreen using a </text:span><text:span text:style-name="T10">Template</text:span><text:span text:style-name="T15">, </text:span><text:span text:style-name="T43">and provides a simple selection model. <text:line-break/>An Ext JS Template is a DOM utility that allows you to create a template, with placeholders for data elements, which can be filled in by individual records in a store and stamped out on the DOM. </text:span></text:p>
            </text:list-item>
            <text:list-item>
              <text:p text:style-name="P21"><text:span text:style-name="T16">ListView </text:span><text:span text:style-name="T15">: The ListView, is used for displaying data from a store in a grid-like fashion</text:span></text:p>
            </text:list-item>
            <text:list-item>
              <text:p text:style-name="P10"><text:span text:style-name="T44">TreePanel: </text:span><text:span text:style-name="T43">TreePanel widget doesn‘t consume data from a data store, but consumes hierarchical data via the usage of the </text:span><text:span text:style-name="T10">data.Tree class</text:span><text:span text:style-name="T15">. </text:span></text:p>
            </text:list-item>
            <text:list-item>
              <text:p text:style-name="P23">Drag and Drop</text:p>
            </text:list-item>
            <text:list-item>
              <text:p text:style-name="P21"><text:span text:style-name="T1">Utilities: </text:span>Cool utility classes to help perform routine tasks easier. <text:line-break/></text:p>
            </text:list-item>
          </text:list>
        </text:list-item>
        <text:list-item>
          <text:p text:style-name="P43">Component Model</text:p>
          <text:list>
            <text:list-item>
              <text:p text:style-name="P21"><text:span text:style-name="T1">XTypes</text:span> - allows for lazy instantiation of Components, which can speed up complex user interfaces and can clean up our code quite a bit . <text:line-break/>It is a JavaScript object, which contains an xtype property with a string value denoting class the XType is for. <text:line-break/>var myPanel = { </text:p>
              <text:list>
                <text:list-header>
                  <text:p text:style-name="P21">xtype : 'panel', <text:line-break/>height : 100, <text:line-break/>width : 100, <text:line-break/>html : 'Hello!'<text:line-break/>}; <text:line-break/>Here myPanel is an XType configuration object that would be used to configure an Ext.Panel <text:soft-page-break/>widget. <text:span text:style-name="T1">Eevery widget is registered to Ext.ComponentMgr class with a unique string key </text:span><text:span text:style-name="T1">and a reference to that class, which is referred to as XType.</text:span> At the tail end of each ExtUI widget class, you'll find the registration of that widget in the Ext.ComponentMgr.</text:p>
                  <text:p text:style-name="P10"><text:span text:style-name="T41">Registration is done like:<text:line-break/> Ext.reg ('myCustomComponent', myApp.customClass); <text:line-break/><text:line-break/>The act of registring a Component to the ComponentMgr appends or replaces the new Component to the internal reference map of the ComponentMgr singleton. After registration you can specify your own Component as an XType: <text:line-break/><text:line-break/>new Ext.Panel(){<text:line-break/> ...<text:line-break/> items : {<text:line-break/> xtype : 'myCustomComponent',<text:line-break/> .........<text:line-break/> }<text:line-break/>};<text:line-break/><text:line-break/>When a visual Component, which can contain children, is initialized, it looks to see if it has</text:span> <text:span text:style-name="T21">this.items </text:span><text:span text:style-name="T41">and will inspect <text:s/></text:span><text:span text:style-name="T45">this.items </text:span><text:span text:style-name="T41">for XType configuration objects. If found, it will attempt to create an instance of that component using </text:span><text:span text:style-name="T45">ComponentMgr.create</text:span><text:span text:style-name="T41">.<text:line-break/></text:span></text:p>
                </text:list-header>
              </text:list>
            </text:list-item>
            <text:list-item>
              <text:p text:style-name="P23">Component rendering </text:p>
            </text:list-item>
          </text:list>
        </text:list-item>
      </text:list>
      <text:p text:style-name="P11"><text:span text:style-name="T42"><text:tab/><text:tab/>Call </text:span><text:span text:style-name="T20">doLayout </text:span><text:span text:style-name="T42">when you add items to a Container at runtime.</text:span></text:p>
      <text:list xml:id="list35278156" text:continue-numbering="true" text:style-name="L2">
        <text:list-item>
          <text:list>
            <text:list-item>
              <text:list>
                <text:list-item>
                  <text:p text:style-name="P21">Direct rendering – When a subclass of Component is instantiated with either <text:span text:style-name="T1">renderTo</text:span> or <text:span text:style-name="T1">applyTo, </text:span>renderTo points to a reference from which the component renders itself; and applyTo refrences an element that has HTML, structured in such a way that allows the Component to create its own child elements based on referenced HTML.<text:line-break/>Var myPanel = new Ext.Panel({<text:line-break/> renderTo : document.body,<text:line-break/> ...<text:line-break/>});</text:p>
                </text:list-item>
                <text:list-item>
                  <text:p text:style-name="P21">lazy rendering - <text:line-break/>Var myPanel = new Ext.Panel({<text:line-break/> ...<text:line-break/>});<text:line-break/> ... <text:tab/><text:tab/><text:tab/>// bussiness logic<text:line-break/> renderTo : document.body,</text:p>
                </text:list-item>
              </text:list>
            </text:list-item>
            <text:list-item>
              <text:p text:style-name="P23">Component lifecycle </text:p>
              <text:list>
                <text:list-item>
                  <text:p text:style-name="P21">Initialization: Here component is born. All necessary configuration settings, event registration, and pre render process take place in this phase.</text:p>
                  <text:list>
                    <text:list-item>
                      <text:p text:style-name="P21">The configuration is applied – when instantiating an instance of Component, you pass a configuration object, which contains all of necessary parameters and refrences to allow Component to do what its designed to do.</text:p>
                    </text:list-item>
                    <text:list-item>
                      <text:p text:style-name="P21">Registration of base component <text:span text:style-name="T3">events – </text:span><text:span text:style-name="T15">Each subclass of Ext.Component has a set of core events that are fired from base class, after/ before some event.</text:span></text:p>
                    </text:list-item>
                    <text:list-item>
                      <text:p text:style-name="P25">ComponentMgr registration – Each Componen that's instantiated is registered with the ComponentMgr class with a unique Ext-generated string ID., which can be overrided</text:p>
                    </text:list-item>
                    <text:list-item>
                      <text:p text:style-name="P25">Plugins initialization – If plugins are passed in configurtion object their init method is called, with parent Component passed as reference.</text:p>
                    </text:list-item>
                    <text:list-item>
                      <text:p text:style-name="P21"><text:span text:style-name="T15">State is initialized – If the component is state aware, it will register its state with global </text:span><text:span text:style-name="T16">StateManager</text:span><text:span text:style-name="T15"> class.</text:span></text:p>
                    </text:list-item>
                    <text:list-item>
                      <text:p text:style-name="P25"><text:soft-page-break/>Component is rendered direct or lazily.</text:p>
                    </text:list-item>
                  </text:list>
                </text:list-item>
                <text:list-item>
                  <text:p text:style-name="P25">Render: If a Component is a child of another Component, its render method will be called by the parent Component. Different steps are:</text:p>
                  <text:list>
                    <text:list-item>
                      <text:p text:style-name="P31">beforesender is fired – <text:span text:style-name="T15">Component fires beforesender event and checks the return of any of registered event handlers.</text:span></text:p>
                    </text:list-item>
                    <text:list-item>
                      <text:p text:style-name="P31">Container is set – <text:span text:style-name="T15">A Component lives in Container</text:span></text:p>
                    </text:list-item>
                    <text:list-item>
                      <text:p text:style-name="P12"><text:span text:style-name="T43">onRender is executed </text:span><text:span text:style-name="T15">– </text:span><text:span text:style-name="T19">Each subclass is expected to call its superclass.onRender first when extending Ext.Component or any subclass thereafter. </text:span></text:p>
                    </text:list-item>
                    <text:list-item>
                      <text:p text:style-name="P25">The Component is unhidden – Many Components are rendered hidden using the default Ext CSS class like 'x-hidden'. If the autoShow property is set, any Ext CSS classes that are used for hiding Components are removed.</text:p>
                    </text:list-item>
                    <text:list-item>
                      <text:p text:style-name="P25">Custom styles are applied.</text:p>
                    </text:list-item>
                    <text:list-item>
                      <text:p text:style-name="P25">Render event is fired</text:p>
                    </text:list-item>
                    <text:list-item>
                      <text:p text:style-name="P25">afterRender is executed</text:p>
                    </text:list-item>
                    <text:list-item>
                      <text:p text:style-name="P25">The Component is hideen and /or disabled – Based on hidden or disabled as true in Configuration object, the hide or disabled method is called.</text:p>
                    </text:list-item>
                    <text:list-item>
                      <text:p text:style-name="P25">State-specific events are fired – If Component is state aware, it will initialize its sate-specific events with its Observable and register this this.saveEvent internal method as handler for each of those state events.</text:p>
                    </text:list-item>
                    <text:list-item>
                      <text:p text:style-name="P25">After render phase, if Component is not disabled, its ready for user interaction.<text:line-break/></text:p>
                    </text:list-item>
                  </text:list>
                </text:list-item>
                <text:list-item>
                  <text:p text:style-name="P31"><text:span text:style-name="T15">Destruction:<text:line-break/><text:tab/>var panel = Ext.getCmp('insertPanel');<text:line-break/><text:tab/>Ext.getCmp('myWin').</text:span><text:span text:style-name="T16">remove</text:span><text:span text:style-name="T15">(panel)<text:line-break/>Final phase of component's life:</text:span></text:p>
                  <text:list>
                    <text:list-item>
                      <text:p text:style-name="P25">beforeDestro is fired and called.</text:p>
                    </text:list-item>
                    <text:list-item>
                      <text:p text:style-name="P25">If a Component has been, any handlers registered to its Element are removed and Element is removed from DOM.</text:p>
                    </text:list-item>
                    <text:list-item>
                      <text:p text:style-name="P25">OnDestroy is called.</text:p>
                    </text:list-item>
                    <text:list-item>
                      <text:p text:style-name="P25">Component is uregistered from ComponentMgr.</text:p>
                    </text:list-item>
                    <text:list-item>
                      <text:p text:style-name="P25">Destroy event is fired.<text:line-break/></text:p>
                    </text:list-item>
                  </text:list>
                </text:list-item>
              </text:list>
            </text:list-item>
            <text:list-item>
              <text:p text:style-name="P1"><text:span text:style-name="T41">Component can live in</text:span> <text:span text:style-name="T22">tab panels </text:span><text:span text:style-name="T41">too – </text:span><text:span text:style-name="T42">Car rendering is fast due to deferred render</text:span></text:p>
              <text:list>
                <text:list-item>
                  <text:p text:style-name="P25">If you plan on populating forms with tabs, be sure to set <text:span text:style-name="T4">deferredRender</text:span> false.</text:p>
                </text:list-item>
                <text:list-item>
                  <text:p text:style-name="P29"><text:span text:style-name="T2">Set </text:span>LayoutOnTabChange <text:span text:style-name="T2">to</text:span> true <text:span text:style-name="T2">in case of problems, as it calls doLayout on child items, when tab is activated.<text:line-break/></text:span></text:p>
                </text:list-item>
              </text:list>
            </text:list-item>
          </text:list>
        </text:list-item>
        <text:list-item>
          <text:p text:style-name="P42">Container</text:p>
          <text:list>
            <text:list-item>
              <text:p text:style-name="P27">Layout</text:p>
              <text:list>
                <text:list-item>
                  <text:p text:style-name="P27">Container</text:p>
                  <text:list>
                    <text:list-item>
                      <text:p text:style-name="P27">Border</text:p>
                    </text:list-item>
                    <text:list-item>
                      <text:p text:style-name="P27">Box</text:p>
                      <text:list>
                        <text:list-item>
                          <text:p text:style-name="P27">HBoxLayout</text:p>
                        </text:list-item>
                        <text:list-item>
                          <text:p text:style-name="P27">VBoxLayout</text:p>
                        </text:list-item>
                      </text:list>
                    </text:list-item>
                    <text:list-item>
                      <text:p text:style-name="P27">Column</text:p>
                    </text:list-item>
                    <text:list-item>
                      <text:p text:style-name="P27">Fit</text:p>
                      <text:list>
                        <text:list-item>
                          <text:p text:style-name="P27">Accordian</text:p>
                        </text:list-item>
                        <text:list-item>
                          <text:p text:style-name="P27">Card</text:p>
                        </text:list-item>
                      </text:list>
                    </text:list-item>
                    <text:list-item>
                      <text:p text:style-name="P27">Table</text:p>
                    </text:list-item>
                    <text:list-item>
                      <text:p text:style-name="P27">Anchor</text:p>
                      <text:list>
                        <text:list-item>
                          <text:p text:style-name="P27">Asolute</text:p>
                        </text:list-item>
                        <text:list-item>
                          <text:p text:style-name="P27">Form</text:p>
                        </text:list-item>
                      </text:list>
                    </text:list-item>
                  </text:list>
                </text:list-item>
              </text:list>
            </text:list-item>
            <text:list-item>
              <text:p text:style-name="P27"><text:soft-page-break/><text:span text:style-name="T1">Container Layout</text:span>: Piles items on top of another.</text:p>
            </text:list-item>
            <text:list-item>
              <text:p text:style-name="P30">Anchor Layout : <text:span text:style-name="T2">Same as container, except has </text:span><text:span text:style-name="T5">anchor </text:span><text:span text:style-name="T2">property for size calculation, relative to parent</text:span></text:p>
            </text:list-item>
            <text:list-item>
              <text:p text:style-name="P30">Form Layout : <text:span text:style-name="T2">It is a direct subclass of formLayoutLike Anchor Layout, except it wraps each child element in a div with the class </text:span><text:span text:style-name="T5">x-form-item</text:span><text:span text:style-name="T2">, which makes each item stack vertically like an outline.</text:span></text:p>
            </text:list-item>
            <text:list-item>
              <text:p text:style-name="P30">Absolute Layout – <text:span text:style-name="T2">Fixes position of child by setting CSS 'position' to 'absolute</text:span></text:p>
            </text:list-item>
            <text:list-item>
              <text:p text:style-name="P30">Fit Layout<text:span text:style-name="T2"> – It forces a Container's single child to 'fit' to its body element</text:span></text:p>
            </text:list-item>
            <text:list-item>
              <text:p text:style-name="P30">Accordion Layout : <text:span text:style-name="T2">A direct subclass of </text:span>Fit layout, <text:span text:style-name="T2">is useful when you want to display multiple panels vertically stacked, where only a single item can be expanded or stacked.</text:span></text:p>
            </text:list-item>
            <text:list-item>
              <text:p text:style-name="P30">Card Layout – <text:span text:style-name="T2">A direct subclass of Fit layout, ensure that its children conform to size of Container. However it can have multiple children under its control.<text:line-break/> Except for initial active item, </text:span><text:span text:style-name="T5">card layout </text:span><text:span text:style-name="T2">leaves all flipping to end developer with public </text:span>setActiveItem<text:span text:style-name="T2"> method</text:span></text:p>
            </text:list-item>
            <text:list-item>
              <text:p text:style-name="P30">Border – <text:span text:style-name="T2">Each region of BorderLayout is managed by the BorderLAyout.Region class, which provides all of the UI and programmatic controls to that specific division of layout scheme.<text:line-break/><text:tab/>It however has a disadvantage – once a child in aregion is defined / created, it can't be changed. As BorderLayout.Region is a base class and </text:span>doesn't extend Container <text:span text:style-name="T2">, it do not have the power to replace a child once it is instantiated. To fix this, <text:s/>for each region where you wish to replace Components, specify a Container as a region</text:span></text:p>
            </text:list-item>
          </text:list>
        </text:list-item>
      </text:list>
      <text:p text:style-name="P19"/>
      <text:p text:style-name="P19"/>
      <text:p text:style-name="P44">Widgets</text:p>
      <text:p text:style-name="P19"/>
      <text:p text:style-name="P16"><text:span text:style-name="T31">Types</text:span></text:p>
      <text:list xml:id="list9064988272755196645" text:style-name="L3">
        <text:list-item>
          <text:p text:style-name="P17"><text:span text:style-name="T28">Form -</text:span><text:span text:style-name="T29"> Each of Ext JS fields includes utilities to perform actions like get and set values, mark the field as invalid, reset, and perform validations against the field.</text:span></text:p>
          <text:list>
            <text:list-item>
              <text:p text:style-name="P20">TextField , TextArea </text:p>
            </text:list-item>
            <text:list-item>
              <text:p text:style-name="P20">NumberField - for decimal precision and range</text:p>
            </text:list-item>
            <text:list-item>
              <text:p text:style-name="P20">Radio, Checkbox </text:p>
            </text:list-item>
            <text:list-item>
              <text:p text:style-name="P20">HTML editor is WYSIWYG</text:p>
            </text:list-item>
            <text:list-item>
              <text:p text:style-name="P20">ComboBox </text:p>
            </text:list-item>
          </text:list>
        </text:list-item>
        <text:list-item>
          <text:p text:style-name="P36"><text:span text:style-name="T30">Toolbar: </text:span><text:span text:style-name="T28">Toolbar allows to place in it widget ,generally developers place menus and buttons in it. </text:span></text:p>
        </text:list-item>
        <text:list-item>
          <text:p text:style-name="P36"><text:span text:style-name="T30">Button: </text:span><text:span text:style-name="T28">Can include icons as well as tex t</text:span></text:p>
        </text:list-item>
        <text:list-item>
          <text:p text:style-name="P36"><text:span text:style-name="T30">Menus</text:span><text:span text:style-name="T28">: Menus can be displayed by clicking a button on the toolbar or shown on demand at any X </text:span><text:span text:style-name="T28">and Y coordinates on screen. </text:span></text:p>
        </text:list-item>
        <text:list-item>
          <text:p text:style-name="P36"><text:span text:style-name="T30">MessageBox: </text:span><text:span text:style-name="T28">MessageBox is a utility class, which allows you to easily provide feedback </text:span></text:p>
        </text:list-item>
        <text:list-item>
          <text:p text:style-name="P36"><text:span text:style-name="T30">Slider: </text:span><text:span text:style-name="T28">Slider <text:s/>leverages drag and drop. </text:span></text:p>
        </text:list-item>
        <text:list-item>
          <text:p text:style-name="P36"><text:span text:style-name="T30">Layouts</text:span><text:span text:style-name="T28"> - AutoLayout, MenuLayout, ToolbarLayout, BoxLayout, VBoxLayout, and HBoxLayout </text:span></text:p>
        </text:list-item>
      </text:list>
      <text:p text:style-name="P35"><text:span text:style-name="T28"/></text:p>
      <text:p text:style-name="P16"><text:span text:style-name="T31">Grid Panel</text:span></text:p>
      <text:list xml:id="list7587124589594273870" text:style-name="L7">
        <text:list-item>
          <text:p text:style-name="P37"><text:span text:style-name="T32">Key classes are ColumnModel, Grid View, SelectionModel and data Store</text:span></text:p>
        </text:list-item>
        <text:list-item>
          <text:p text:style-name="P38"><text:span text:style-name="T23">Data store</text:span><text:span text:style-name="T33"> </text:span><text:span text:style-name="T35">use </text:span><text:span text:style-name="T34">a reader </text:span><text:span text:style-name="T36">to map data from XML, JSON to a data source.</text:span></text:p>
          <text:list>
            <text:list-item>
              <text:p text:style-name="P39"><text:span text:style-name="T37">ArrayStore and JsonStore subclass reads array and json</text:span></text:p>
            </text:list-item>
            <text:list-item>
              <text:p text:style-name="P39"><text:span text:style-name="T37">DataProxy classes facilitates the retreival of unformatted data objects. </text:span><text:span text:style-name="T38">It uses proxy such as:</text:span></text:p>
              <text:list>
                <text:list-item>
                  <text:p text:style-name="P40"><text:span text:style-name="T38">STP – scripttagproxy allows data as JSOn to be retreived from same or other domains.</text:span></text:p>
                </text:list-item>
                <text:list-item>
                  <text:p text:style-name="P40"><text:span text:style-name="T38">MemoryProxy allows data to be loaded from memory object.</text:span></text:p>
                </text:list-item>
                <text:list-item>
                  <text:p text:style-name="P40"><text:span text:style-name="T38">DirectProxy allows data to be retrieved using RPC.</text:span></text:p>
                </text:list-item>
              </text:list>
            </text:list-item>
            <text:list-item>
              <text:p text:style-name="P40"><text:span text:style-name="T38">After obtaiing data </text:span><text:span text:style-name="T40">Reader </text:span><text:span text:style-name="T38">class, takes raw data and abstracts data points and arranges them into name data pairs</text:span></text:p>
            </text:list-item>
          </text:list>
        </text:list-item>
        <text:list-item>
          <text:p text:style-name="P38"><text:span text:style-name="T39">Grid View </text:span><text:span text:style-name="T36">is for UI</text:span></text:p>
        </text:list-item>
        <text:list-item>
          <text:p text:style-name="P38"><text:span text:style-name="T39">Column Model </text:span><text:span text:style-name="T36">is UI controller for each individual column. Columns map data using </text:span><text:span text:style-name="T34">dataIndex</text:span><text:span text:style-name="T36"> </text:span><text:soft-page-break/><text:span text:style-name="T36">property, set for each column</text:span></text:p>
        </text:list-item>
        <text:list-item>
          <text:p text:style-name="P38"><text:span text:style-name="T39">SelectionModel </text:span><text:span text:style-name="T36">allows to select one or more items on screen</text:span></text:p>
        </text:list-item>
        <text:list-item>
          <text:p text:style-name="P38"><text:span text:style-name="T36"/></text:p>
        </text:list-item>
      </text:list>
      <text:p text:style-name="P41"><text:span text:style-name="T34"/></text:p>
      <text:p text:style-name="P41"><text:span text:style-name="T34"/></text:p>
      <text:p text:style-name="P44"/>
      <text:p text:style-name="P44">Structure &amp; set up</text:p>
      <text:p text:style-name="P19"/>
      <text:list xml:id="list8760200835749427038" text:style-name="L4">
        <text:list-item>
          <text:p text:style-name="P18"><text:span text:style-name="T28">adapter</text:span><text:span text:style-name="T29"> - Contains the ext-base.js. Also contains necessary adapters and supported versions of Prototype, jQuery.</text:span></text:p>
        </text:list-item>
        <text:list-item>
          <text:p text:style-name="P18"><text:span text:style-name="T28">Build </text:span><text:span text:style-name="T29">- <text:s/>It’s a deflated version of the source directory. </text:span></text:p>
        </text:list-item>
        <text:list-item>
          <text:p text:style-name="P18"><text:span text:style-name="T28">resources - </text:span><text:span text:style-name="T29">Contains all of the necessary images and CSS required to use the UI widgets. </text:span></text:p>
        </text:list-item>
        <text:list-item>
          <text:p text:style-name="P18"><text:span text:style-name="T28">src - </text:span><text:span text:style-name="T29">Holds the entire framework, including all of the comments. </text:span></text:p>
        </text:list-item>
      </text:list>
      <text:p text:style-name="P7"/>
      <text:p text:style-name="P13">Set Up:</text:p>
      <text:list xml:id="list1164826994278259370" text:style-name="L5">
        <text:list-item>
          <text:p text:style-name="P8">Min 3 files required:</text:p>
          <text:list>
            <text:list-header>
              <text:p text:style-name="P8">&lt;link rel="stylesheet" type="text/css" href="extjs/resources/css/ext-all.css" /&gt; <text:line-break/>&lt;script type="text/javascript" src="extjs/adapter/ext/ext-base-debug.js"&gt; &lt;/script&gt; <text:line-break/>&lt;script type="text/javascript" src="extjs/ext-all-debug.js"&gt;&lt;/script&gt; </text:p>
            </text:list-header>
          </text:list>
        </text:list-item>
        <text:list-item>
          <text:p text:style-name="P15"><text:span text:style-name="T29">Loading other libs<text:line-break/> &lt;script type="text/javascript" src="extjs/</text:span><text:span text:style-name="T30">adapter</text:span><text:span text:style-name="T29">/jQuery/jQuery.js "&gt; &lt;/script&gt; </text:span></text:p>
        </text:list-item>
        <text:list-item>
          <text:p text:style-name="P14"><text:span text:style-name="T28">BLANK_IMAGE_URL <text:line-break/> </text:span><text:span text:style-name="T12">Ext.BLANK_IMAGE_URL = 'extjs/resources/images/default/s.gif'; </text:span></text:p>
          <text:p text:style-name="P5"/>
        </text:list-item>
      </text:list>
      <text:p text:style-name="P4">Form</text:p>
      <text:p text:style-name="P4"/>
      <text:list xml:id="list5475587510908047996" text:style-name="L6">
        <text:list-item>
          <text:p text:style-name="P3">ComboBox<text:span text:style-name="T25"> – There are two base helper class. </text:span></text:p>
          <text:list>
            <text:list-item>
              <text:p text:style-name="P2">Data store – provides data fetching and loading</text:p>
            </text:list-item>
            <text:list-item>
              <text:p text:style-name="P2">dataview – component responsible for displaying the result data in the list box, and providing events necessary to select data. Data viewss work by biding to data stores by subscribing to events such as 'beforeLoad', 'datachanged' and 'clear'</text:p>
              <text:list>
                <text:list-item>
                  <text:p text:style-name="P2">timeField – assists creating a ComboBox to select times from specific ranges.</text:p>
                </text:list-item>
              </text:list>
            </text:list-item>
          </text:list>
        </text:list-item>
        <text:list-item>
          <text:p text:style-name="P2"><text:span text:style-name="T27">Submit</text:span><text:span text:style-name="T1"> - </text:span>Ext.getCmp('myFormPanel').getForm().submi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4925in" fo:margin-right="0.474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3-15T15:13:19.87</dc:date>
    <meta:generator>LibreOffice/4.0.1.2$Windows_x86 LibreOffice_project/84102822e3d61eb989ddd325abf1ac077904985</meta:generator>
    <meta:editing-duration>PT23H54M48S</meta:editing-duration>
    <meta:editing-cycles>97</meta:editing-cycles>
    <meta:document-statistic meta:table-count="0" meta:image-count="0" meta:object-count="0" meta:page-count="6" meta:paragraph-count="154" meta:word-count="2082" meta:character-count="13015" meta:non-whitespace-character-count="11096"/>
  </office:meta>
</office:document-meta>
</file>